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7.6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.6cm" svg:y="1.7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.6cm" svg:y="5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.6cm" svg:y="2.8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2cm" svg:y="1.8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8cm" svg:height="3.4cm" svg:x="12cm" svg:y="5.6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8cm" svg:height="2.7cm" svg:x="12cm" svg:y="2.9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9cm" svg:y="10.1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7.9cm" svg:x="1.9cm" svg:y="16cm">
            <text:p text:style-name="P4"><text:span text:style-name="T2">ge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check_out_guests()</text:span></text:p>
            <text:p text:style-name="P4"><text:span text:style-name="T2">number_of_guests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4.8cm" svg:x="1.9cm" svg:y="11.2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3T10:22:06.120643000</dc:date>
    <meta:editing-duration>PT2H44M10S</meta:editing-duration>
    <meta:editing-cycles>30</meta:editing-cycles>
    <meta:generator>LibreOffice/5.2.6.2$MacOSX_X86_64 LibreOffice_project/a3100ed2409ebf1c212f5048fbe377c281438fdc</meta:generator>
    <meta:document-statistic meta:object-count="12"/>
  </office:meta>
</office:document-meta>
</file>